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20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ooter Anpassung für andere Seiten übernehmen</text:p>
            <text:p>validieren aller html Dokumente und korrigieren von Fehlern (Kontakt.html fehlende id für for Attribut</text:p>
            <text:p>angepasste Bootstrap columns erstellen via bootstrap mixins (grid.less)</text:p>
            <text:p>Anpassung der Stylesheet Ordnerpfade von /style/ zu /style/css/</text:p>
          </table:table-cell>
          <table:table-cell table:number-columns-repeated="2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Referenzen – Artikel Dienstleistungen von Text zu Links geändert (Links führen zur jeweiligen Produktbeschreibung)</text:p>
            <text:p>Anpassung von line-height und letter-spacing für li elemente im Fließtext</text:p>
          </table:table-cell>
          <table:table-cell table:number-columns-repeated="2"/>
          <table:table-cell office:value-type="date" office:date-value="2015-08-28" calcext:value-type="date">
            <text:p>28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Anpassung mini Blog und mini Stellenanzeigen (Abstände)</text:p>
            <text:p>Referenzen anpassen von Logo und Text → Text wurde entfernt</text:p>
            <text:p>Finalisieren der Xsmall Version</text:p>
            <text:p>Testen der finalen mobilen Version (Xsmall) auf FF, Chrome und Safari</text:p>
            <text:p>Verifizieren der jeder html Seite via W3C Validation Service</text:p>
          </table:table-cell>
          <table:table-cell table:number-columns-repeated="2"/>
          <table:table-cell office:value-type="date" office:date-value="2015-08-29" calcext:value-type="date">
            <text:p>29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.00.0000</text:date>, <text:time style:data-style-name="N2" text:time-value="10:42:14.09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29T12:55:59.105000000</dc:date>
    <meta:editing-duration>P2DT1H49M29S</meta:editing-duration>
    <meta:editing-cycles>62</meta:editing-cycles>
    <meta:generator>LibreOffice/5.0.0.5$Windows_X86_64 LibreOffice_project/1b1a90865e348b492231e1c451437d7a15bb262b</meta:generator>
    <meta:document-statistic meta:table-count="1" meta:cell-count="93" meta:object-count="0"/>
  </office:meta>
</office:document-meta>
</file>